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Narrow" svg:font-family="'Arial Narrow', sans-serif"/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P1" style:family="paragraph" style:parent-style-name="Text_20_body">
      <style:paragraph-properties fo:line-height="115%" fo:text-align="justify" style:justify-single-word="false"/>
    </style:style>
    <style:style style:name="P2" style:family="paragraph" style:parent-style-name="Text_20_body">
      <style:paragraph-properties fo:line-height="115%" fo:text-align="center" style:justify-single-word="false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Arial Narrow" fo:font-size="8pt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Arial Narrow" fo:font-size="8pt" fo:font-weight="bold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Tahoma1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Tahoma1" fo:font-size="8pt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Tahoma1" fo:font-size="8pt" fo:font-weight="bold"/>
    </style:style>
    <style:style style:name="P8" style:family="paragraph" style:parent-style-name="Text_20_body">
      <style:paragraph-properties fo:line-height="115%" fo:text-align="center" style:justify-single-word="false"/>
      <style:text-properties style:font-name="Tahoma1" fo:font-size="8pt" fo:font-weight="bold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Tahoma1" fo:font-size="8pt" fo:font-weight="normal" style:font-weight-asian="normal" style:font-weight-complex="normal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Arial Narrow" fo:font-size="8pt" fo:font-weight="bold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Arial Narrow" fo:font-size="8pt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Tahoma1" fo:font-size="8pt" fo:font-weight="bold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Tahoma1" fo:font-size="8pt" fo:language="es" fo:country="ES" style:font-size-asian="8pt" style:font-size-complex="8pt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Tahoma1" fo:font-size="8pt" fo:language="es" fo:country="ES" fo:font-weight="bold"/>
    </style:style>
    <style:style style:name="P15" style:family="paragraph" style:parent-style-name="Text_20_body">
      <style:paragraph-properties fo:line-height="115%" fo:text-align="center" style:justify-single-word="false"/>
      <style:text-properties style:font-name="Tahoma1" fo:font-size="8pt" fo:language="es" fo:country="ES" fo:font-weight="bold" style:font-size-asian="8pt" style:font-size-complex="8pt"/>
    </style:style>
    <style:style style:name="T1" style:family="text">
      <style:text-properties style:font-name="Arial Narrow" fo:font-size="8pt" fo:font-weight="bold"/>
    </style:style>
    <style:style style:name="T2" style:family="text">
      <style:text-properties style:font-name="Tahoma1"/>
    </style:style>
    <style:style style:name="T3" style:family="text">
      <style:text-properties style:font-name="Tahoma1" fo:language="es" fo:country="ES" fo:font-weight="bold" style:font-size-asian="8pt" style:font-weight-asian="bold" style:font-size-complex="8pt"/>
    </style:style>
    <style:style style:name="T4" style:family="text">
      <style:text-properties style:font-name="Tahoma1" fo:language="es" fo:country="ES" fo:font-weight="bold" style:font-size-asian="8pt" style:font-weight-asian="bold" style:font-size-complex="8pt" style:font-weight-complex="bold"/>
    </style:style>
    <style:style style:name="T5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INSTRUMENTO PROTOCOLAR – FORMULARIO DE INSCRIPCIÓN DE</text:p>
      <text:p text:style-name="P2">“<text:span text:style-name="T1">LEVANTAMIENTO UNILATERAL DE GARANTIA MOBILIARIA”</text:span></text:p>
      <text:p text:style-name="P5"/>
      <text:p text:style-name="P3"><text:span text:style-name="T2">INTRODUCCION: EN LA CIUDAD DE LIMA, DISTRITO DE </text:span><text:span text:style-name="Fuente_20_de_20_párrafo_20_predeter."><text:span text:style-name="T3">[onshow.distrito_notario]</text:span></text:span><text:span text:style-name="T2">, AL </text:span><text:span text:style-name="Fuente_20_de_20_párrafo_20_predeter."><text:span text:style-name="T4">[onshow.fec_letras]</text:span></text:span><text:span text:style-name="T2">, ANTE MI </text:span><text:span text:style-name="Fuente_20_de_20_párrafo_20_predeter."><text:span text:style-name="T4">[onshow.nom_notario]</text:span></text:span><text:span text:style-name="T2">, ABOGADO-NOTARIO DE LIMA COMPARECE</text:span>.</text:p>
      <text:p text:style-name="P10">1.- OTORGANTE (S) </text:p>
      <text:p text:style-name="P10">[d;block=begin;comm=text:p]</text:p>
      <text:p text:style-name="P10">[d.nom_contratante]</text:p>
      <text:p text:style-name="P10">[d;block=end;comm=text:p]</text:p>
      <text:p text:style-name="P3"/>
      <text:p text:style-name="P7">2. GARANTÍA</text:p>
      <text:p text:style-name="P6">CON &lt;INGRESE FECHA&gt;, CONSTITUYO GARANTIA MOBILIARIA SOBRE EL BIEN DESCRITO A CONTINUACIÓN: </text:p>
      <text:p text:style-name="P6">VEHÍCULO AUTOMOTOR CUYAS CARACTERÍSTICAS, SON LAS SIGUIENTES: </text:p>
      <text:p text:style-name="P6">[b;block=begin;comm=text:p]</text:p>
      <text:p text:style-name="P6">[b.contenido_vehicular] </text:p>
      <text:p text:style-name="P13">[b;block=end;comm=text:p]</text:p>
      <text:p text:style-name="P7">3.- MONTO DEL GRAVAMEN</text:p>
      <text:p text:style-name="P14">&lt;INGRESE MONTO&gt;</text:p>
      <text:p text:style-name="P7"><text:span text:style-name="T5">4.-DECLARACION UNILATERAL</text:span> </text:p>
      <text:p text:style-name="P9">EN ESTE ACTO EL OTORGANTE DECLARA QUE HABIENDO EL DEUDOR CUMPLIDO CON SUS OBLIGACIÓN PROCEDE A LEVANTAR LA GARANTIA ANTES DESCRITA, SOLICITANDO LA INSCRIPCIÓN EN EL REGISTRO DE PROPIEDAD VEHICULAR, NO TENIENDO NADA QUE RECLAMAR .</text:p>
      <text:p text:style-name="P9">LOS COMPARECIENTES LEEN ESTE INSTRUMENTO Y DECLARAN QUE ASUMEN TODAS LAS RESPONSABILIDADES QUE DE EL EMANEN, SE RATIFICAN EN SU CONTENIDO Y LO FIRMAN EN MI PRESENCIA, DE LO QUE DOY FE.</text:p>
      <text:p text:style-name="P9">CONSTANCIA DE CUMPLIMIENTO DEL DECRETO LEGISLATIVO N° 1106: YO EL NOTARIO, DEJO CONSTANCIA DE HABER CUMPLIDO CON LA SETIMA DISPOSICIÓN COMPLEMENTARIA Y MODIFICATORIA DEL D.LEG. 1106, DECRETO LEGISLATIVO DE LUCHA EFICAZ CONTRA EL LAVADO DE ACTIVOS Y OTROS DELITOS RELACIONADOS A LA MINERÍA ILEGAL Y CRIMEN ORGANIZADO, QUE MODIFICA EL ARTÍCULO 55 DEL DECRETO LEGISLATIVO DEL NOTARIADO N° 1049.</text:p>
      <text:p text:style-name="P9">EN TAL SENTIDO LOS OTORGANTES DEL PRESENTE INSTRUMENTO  PÚBLICO, DECLARAN BAJO JURAMENTO Y BAJO SU RESPONSABILIDAD QUE EL ORIGEN DE LOS FONDOS, BIENES U ACTIVOS QUE CADA UNO DE LOS MISMOS TRANSFIERE, NO TIENE RELACION ALGUNA CON EL LAVADO DE ACTIVOS, ESPECIALMENTE LO CONCERNIENTE A LA MINERA ILEGAL U OTRAS FORMAS DE CRIMEN ORGANIZADO, SIENDO SU ORÍGEN LICITO; HACIENDO EXTENSIVA ESTA DECLARACIÓN JURADA A LOS MEDIOS DE PAGO UTILIZADOS, DE SER EL CASO, EN EL ACTO QUE POR LA PRESENTE SE FORMALIZA..</text:p>
      <text:p text:style-name="P9">DEJO CONSTANCIA QUE EL PRESENTE INSTRUMENTO SE INICIA EN LA FOJA DE PAPEL NOTARIAL SERIE C Nº 6231104 Y CONCLUYE EN LA FOJA DE PAPEL NOTARIAL SERIE C Nº 6231105 DE  MI REGISTRO NOTARIAL DE GARANTÍAS Y OTRAS AFECTACIONES SOBRE BIENES MUEBLES  CORRESPONDIENTE AL AÑO 2014. .</text:p>
      <text:p text:style-name="P9">PARA EFECTOS DE LO PREVISTO EN EL ARTICULO 7.1 DE LA LEY  N° 28194 SE DEJA CONSTANCIA QUE NO SE ME EXHIBIO MEDIO DE PAGO ALGUNO (CODIGO 099)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/>
            <text:p text:style-name="P15">_________________________________</text:p>
            <text:p text:style-name="P8">[g.nom_firma;block=table:table-row]</text:p>
            <text:p text:style-name="P15">FIRMÓ EL : ___________________</text:p>
            <text:p text:style-name="P7"/>
          </table:table-cell>
          <table:table-cell table:style-name="Tabla1.B1" office:value-type="string">
            <text:p text:style-name="P7"/>
          </table:table-cell>
        </table:table-row>
      </table:table>
      <text:p text:style-name="P7"/>
      <text:p text:style-name="P7">CONCLUYO EL PROCESO DE FIRMAS EL</text:p>
      <text:p text:style-name="P7"/>
      <text:p text:style-name="P7">AUTORIZA ESTE INSTRUMENTO PÚBLICO NOTARIAL <text:s/>[onshow.nom_notario] - ABOGADO NOTARIO DE LIMA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Narrow" svg:font-family="'Arial Narrow', sans-serif"/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4-04-06T15:39:20.01</meta:creation-date>
    <dc:date>2014-04-06T16:39:38.51</dc:date>
    <dc:creator>aa aa</dc:creator>
    <meta:editing-duration>PT44M22S</meta:editing-duration>
    <meta:editing-cycles>18</meta:editing-cycles>
    <meta:generator>OpenOffice.org/3.3$Win32 OpenOffice.org_project/330m20$Build-9567</meta:generator>
    <meta:document-statistic meta:table-count="1" meta:image-count="0" meta:object-count="0" meta:page-count="2" meta:paragraph-count="27" meta:word-count="376" meta:character-count="2593"/>
  </office:meta>
</office:document-meta>
</file>